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417cm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2.96cm" fo:min-width="3.955cm"/>
    </style:style>
    <style:style style:name="gr3" style:family="graphic" style:parent-style-name="standard">
      <style:graphic-properties draw:opacity="0%" draw:textarea-horizontal-align="justify" draw:textarea-vertical-align="middle" draw:auto-grow-height="false" fo:min-height="3.075cm" fo:min-width="3.943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4.318cm" svg:height="3.569cm" svg:x="7.858cm" svg:y="2.016cm">
            <draw:text-box>
              <text:p text:style-name="P1"><text:span text:style-name="T1">Out_addr: 0xf34345</text:span></text:p>
              <text:p text:style-name="P1"><text:span text:style-name="T1">Out_amount: 100$</text:span></text:p>
              <text:p text:style-name="P1"><text:span text:style-name="T1"/></text:p>
              <text:p text:style-name="P1"><text:span text:style-name="T1">In_addr: 0xe7234</text:span></text:p>
              <text:p text:style-name="P1"><text:span text:style-name="T1">In_amount: 100$</text:span></text:p>
              <text:p text:style-name="P1"><text:span text:style-name="T1"/></text:p>
              <text:p text:style-name="P1"><text:span text:style-name="T1">t: 1</text:span></text:p>
            </draw:text-box>
          </draw:frame>
          <draw:custom-shape draw:style-name="gr2" draw:text-style-name="P3" draw:layer="layout" svg:width="4.801cm" svg:height="3.556cm" draw:transform="skewX (-0.00820304748437335) translate (7.738cm 1.889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4.318cm" svg:height="3.569cm" svg:x="5.184cm" svg:y="6.448cm">
            <draw:text-box>
              <text:p text:style-name="P1"><text:span text:style-name="T2">Out_addr: </text:span><text:span text:style-name="T1">0xe7234</text:span></text:p>
              <text:p text:style-name="P1"><text:span text:style-name="T1">Out_amount: 75$</text:span></text:p>
              <text:p text:style-name="P1"><text:span text:style-name="T1"/></text:p>
              <text:p text:style-name="P1"><text:span text:style-name="T1">In_addr: 0xg8323</text:span></text:p>
              <text:p text:style-name="P1"><text:span text:style-name="T1">In_amount: 75$</text:span></text:p>
              <text:p text:style-name="P1"><text:span text:style-name="T1"/></text:p>
              <text:p text:style-name="P1"><text:span text:style-name="T2">t: 2</text:span></text:p>
            </draw:text-box>
          </draw:frame>
          <draw:custom-shape draw:style-name="gr3" draw:text-style-name="P3" draw:layer="layout" svg:width="4.801cm" svg:height="3.683cm" draw:transform="skewX (-0.00628318530717959) translate (4.937cm 6.448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4.318cm" svg:height="3.569cm" svg:x="10.779cm" svg:y="6.575cm">
            <draw:text-box>
              <text:p text:style-name="P1"><text:span text:style-name="T2">Out_addr: </text:span><text:span text:style-name="T1">0xe7234</text:span></text:p>
              <text:p text:style-name="P1"><text:span text:style-name="T1">Out_amount: 25$</text:span></text:p>
              <text:p text:style-name="P1"><text:span text:style-name="T1"/></text:p>
              <text:p text:style-name="P1"><text:span text:style-name="T1">In_addr: 0xh3823</text:span></text:p>
              <text:p text:style-name="P1"><text:span text:style-name="T1">In_amount: 25$</text:span></text:p>
              <text:p text:style-name="P1"><text:span text:style-name="T1"/></text:p>
              <text:p text:style-name="P1"><text:span text:style-name="T2">t: 3</text:span></text:p>
            </draw:text-box>
          </draw:frame>
          <draw:custom-shape draw:style-name="gr2" draw:text-style-name="P3" draw:layer="layout" svg:width="4.801cm" svg:height="3.556cm" draw:transform="skewX (-0.00628318530717959) translate (10.652cm 6.448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7.477cm" svg:y1="6.461cm" svg:x2="9.89cm" svg:y2="5.445cm">
            <text:p/>
          </draw:line>
          <draw:line draw:style-name="gr4" draw:text-style-name="P4" draw:layer="layout" svg:x1="13.319cm" svg:y1="6.461cm" svg:x2="9.89cm" svg:y2="5.44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2-01T15:42:36.987000000</meta:creation-date>
    <dc:date>2023-12-01T17:48:10.203000000</dc:date>
    <meta:editing-duration>PT1H24M40S</meta:editing-duration>
    <meta:editing-cycles>1</meta:editing-cycles>
    <meta:document-statistic meta:object-count="9"/>
    <meta:generator>LibreOffice/6.1.2.1$Windows_X86_64 LibreOffice_project/65905a128db06ba48db947242809d14d3f9a93fe</meta:generator>
  </office:meta>
</office:document-meta>
</file>